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ADRIELY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,5</text:p>
          </table:table-cell>
          <table:table-cell/>
          <table:table-cell table:formula="of:=SUM([.C2:.F2])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string" calcext:value-type="string">
            <text:p>AFON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3:.F3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,5</text:p>
          </table:table-cell>
          <table:table-cell/>
          <table:table-cell table:formula="of:=SUM([.C4:.F4])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string" calcext:value-type="string">
            <text:p>LUCAS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C5:.F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RCOS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6:.F6])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MATEUS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SUM([.C7:.F7])"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string" calcext:value-type="string">
            <text:p>THIAGO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C8:.F8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4:48:32.896546146</meta:creation-date>
    <meta:generator>LibreOffice/7.3.7.2$Linux_X86_64 LibreOffice_project/30$Build-2</meta:generator>
    <dc:date>2024-06-26T15:04:16.715305962</dc:date>
    <meta:editing-duration>PT5M24S</meta:editing-duration>
    <meta:editing-cycles>2</meta:editing-cycles>
    <meta:document-statistic meta:table-count="1" meta:cell-count="47" meta:object-count="0"/>
  </office:meta>
</office:document-meta>
</file>